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1d7925" officeooo:paragraph-rsid="001d7925"/>
    </style:style>
    <style:style style:name="P7" style:family="paragraph" style:parent-style-name="Table_20_Contents">
      <style:text-properties officeooo:rsid="00234c5b" officeooo:paragraph-rsid="00234c5b"/>
    </style:style>
    <style:style style:name="T1" style:family="text">
      <style:text-properties officeooo:rsid="00205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7">User’s Manu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2-28T02:55:43.292305351</dc:date>
    <meta:editing-duration>PT56M53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42" meta:word-count="48" meta:character-count="427" meta:non-whitespace-character-count="421"/>
  </office:meta>
</office:document-meta>
</file>